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</style:style>
    <style:style style:name="P2" style:family="paragraph" style:parent-style-name="Preformatted_20_Text">
      <style:paragraph-properties fo:margin-top="0in" fo:margin-bottom="0in" style:contextual-spacing="false" fo:line-height="145%" fo:orphans="2" fo:widows="2" fo:padding="0in" fo:border="none"/>
    </style:style>
    <style:style style:name="P3" style:family="paragraph" style:parent-style-name="Preformatted_20_Text">
      <loext:graphic-properties draw:fill="solid" draw:fill-color="#f6f8fa" draw:opacity="100%"/>
      <style:paragraph-properties fo:margin-top="0in" fo:margin-bottom="0in" style:contextual-spacing="false" fo:line-height="145%" fo:orphans="2" fo:widows="2" fo:background-color="#f6f8fa" fo:padding="0in" fo:border="none"/>
    </style:style>
    <style:style style:name="P4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officeooo:paragraph-rsid="00390ad7"/>
    </style:style>
    <style:style style:name="P5" style:family="paragraph" style:parent-style-name="Preformatted_20_Text">
      <loext:graphic-properties draw:fill="solid" draw:fill-color="#f6f8fa" draw:opacity="100%"/>
      <style:paragraph-properties fo:margin-top="0in" fo:margin-bottom="0in" style:contextual-spacing="false" fo:line-height="145%" fo:orphans="2" fo:widows="2" fo:background-color="#f6f8fa" fo:padding="0in" fo:border="none"/>
      <style:text-properties officeooo:paragraph-rsid="0044ab1e"/>
    </style:style>
    <style:style style:name="P6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8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paragraph-rsid="00218f91"/>
    </style:style>
    <style:style style:name="P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paragraph-rsid="00218f91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fo:background-color="#ffff00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rsid="002da5a7" officeooo:paragraph-rsid="002da5a7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fo:background-color="transparent" style:font-weight-asian="normal" style:font-weight-complex="normal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officeooo:rsid="002501eb" officeooo:paragraph-rsid="002501eb" fo:background-color="#ffff00" style:font-weight-asian="bold" style:font-weight-complex="bold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fo:background-color="#ffff00" style:font-weight-asian="bold" style:font-weight-complex="bold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officeooo:paragraph-rsid="00360db2" fo:background-color="#ffff00" style:font-weight-asian="bold" style:font-weight-complex="bold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officeooo:rsid="002f222a" officeooo:paragraph-rsid="002f222a" fo:background-color="#ffff00" style:font-weight-asian="bold" style:font-weight-complex="bold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999999" loext:opacity="100%" style:font-name="apple-system" fo:font-size="12pt" fo:letter-spacing="normal" fo:font-style="normal" fo:font-weight="normal"/>
    </style:style>
    <style:style style:name="P18" style:family="paragraph" style:parent-style-name="Text_20_body">
      <style:text-properties fo:font-variant="normal" fo:text-transform="none" fo:color="#b2b2b2" loext:opacity="100%" style:font-name="apple-system" fo:font-size="14pt" fo:letter-spacing="normal" fo:font-style="normal" fo:font-weight="normal" officeooo:paragraph-rsid="0044ab1e" fo:background-color="transparent" style:font-size-asian="14pt" style:font-weight-asian="normal" style:font-size-complex="14pt" style:font-weight-complex="normal"/>
    </style:style>
    <style:style style:name="P19" style:family="paragraph" style:parent-style-name="Preformatted_20_Text">
      <style:text-properties fo:font-size="16pt" fo:font-weight="normal" officeooo:rsid="003c5fe4" officeooo:paragraph-rsid="0044ab1e" fo:background-color="#ffff00" style:font-size-asian="16pt" style:font-weight-asian="normal" style:font-size-complex="16pt" style:font-weight-complex="normal"/>
    </style:style>
    <style:style style:name="P20" style:family="paragraph" style:parent-style-name="Standard">
      <style:text-properties fo:font-size="16pt" fo:font-weight="normal" officeooo:paragraph-rsid="0044ab1e" fo:background-color="transparent" style:font-size-asian="16pt" style:font-weight-asian="normal" style:font-size-complex="16pt" style:font-weight-complex="normal"/>
    </style:style>
    <style:style style:name="P21" style:family="paragraph" style:parent-style-name="Standard">
      <style:text-properties fo:font-size="16pt" fo:font-weight="bold" officeooo:paragraph-rsid="0044ab1e" fo:background-color="transparent" style:font-size-asian="16pt" style:font-weight-asian="bold" style:font-size-complex="16pt" style:font-weight-complex="bold"/>
    </style:style>
    <style:style style:name="P22" style:family="paragraph" style:parent-style-name="Standard">
      <style:text-properties fo:font-size="16pt" fo:font-weight="bold" officeooo:paragraph-rsid="0044ab1e" fo:background-color="#ff8000" style:font-size-asian="16pt" style:font-weight-asian="bold" style:font-size-complex="16pt" style:font-weight-complex="bold"/>
    </style:style>
    <style:style style:name="P23" style:family="paragraph" style:parent-style-name="Standard">
      <style:text-properties fo:color="#b2b2b2" loext:opacity="100%" fo:font-size="16pt" fo:font-weight="normal" officeooo:paragraph-rsid="0044ab1e" fo:background-color="transparent" style:font-size-asian="16pt" style:font-weight-asian="normal" style:font-size-complex="16pt" style:font-weight-complex="normal"/>
    </style:style>
    <style:style style:name="P24" style:family="paragraph" style:parent-style-name="Standard">
      <style:text-properties fo:color="#b2b2b2" loext:opacity="100%"/>
    </style:style>
    <style:style style:name="P25" style:family="paragraph" style:parent-style-name="Standard">
      <style:text-properties fo:color="#b2b2b2" loext:opacity="100%" officeooo:rsid="0050ddc2" officeooo:paragraph-rsid="0050ddc2"/>
    </style:style>
    <style:style style:name="P26" style:family="paragraph" style:parent-style-name="Standard">
      <style:text-properties fo:color="#b2b2b2" loext:opacity="100%" fo:font-weight="normal" style:font-weight-asian="normal" style:font-weight-complex="normal"/>
    </style:style>
    <style:style style:name="P27" style:family="paragraph" style:parent-style-name="Standard">
      <style:text-properties fo:color="#ff0000" loext:opacity="100%" fo:font-size="16pt" fo:font-weight="bold" officeooo:rsid="0044ab1e" officeooo:paragraph-rsid="0044ab1e" fo:background-color="transparent" style:font-size-asian="16pt" style:font-weight-asian="bold" style:font-size-complex="16pt" style:font-weight-complex="bold"/>
    </style:style>
    <style:style style:name="P28" style:family="paragraph" style:parent-style-name="Standard">
      <style:text-properties fo:color="#ff0000" loext:opacity="100%" fo:font-size="16pt" fo:font-weight="bold" officeooo:rsid="0044ab1e" fo:background-color="transparent" style:font-size-asian="16pt" style:font-weight-asian="bold" style:font-size-complex="16pt" style:font-weight-complex="bold"/>
    </style:style>
    <style:style style:name="P29" style:family="paragraph" style:parent-style-name="Standard">
      <style:text-properties fo:color="#ff0000" loext:opacity="100%" officeooo:paragraph-rsid="0044ab1e"/>
    </style:style>
    <style:style style:name="P30" style:family="paragraph" style:parent-style-name="Standard">
      <style:text-properties fo:color="#ff0000" loext:opacity="100%" officeooo:rsid="0064592b" officeooo:paragraph-rsid="0064592b"/>
    </style:style>
    <style:style style:name="P31" style:family="paragraph" style:parent-style-name="Standard">
      <style:text-properties fo:color="#999999" loext:opacity="100%" fo:font-size="16pt" fo:font-weight="normal" officeooo:paragraph-rsid="0044ab1e" fo:background-color="transparent" style:font-size-asian="16pt" style:font-weight-asian="normal" style:font-size-complex="16pt" style:font-weight-complex="normal"/>
    </style:style>
    <style:style style:name="P32" style:family="paragraph" style:parent-style-name="Standard">
      <style:text-properties fo:color="#999999" loext:opacity="100%" fo:font-style="italic" fo:font-weight="bold" style:font-style-asian="italic" style:font-weight-asian="bold" style:font-style-complex="italic" style:font-weight-complex="bold"/>
    </style:style>
    <style:style style:name="P33" style:family="paragraph" style:parent-style-name="Standard">
      <style:text-properties fo:color="#999999" loext:opacity="100%" officeooo:paragraph-rsid="0066a32c"/>
    </style:style>
    <style:style style:name="P34" style:family="paragraph" style:parent-style-name="Standard">
      <style:text-properties fo:color="#999999" loext:opacity="100%" fo:font-weight="normal" style:font-weight-asian="normal" style:font-weight-complex="normal"/>
    </style:style>
    <style:style style:name="P35" style:family="paragraph" style:parent-style-name="Standard">
      <style:text-properties fo:color="#999999" loext:opacity="100%" fo:font-weight="normal" officeooo:paragraph-rsid="007b1ec7" style:font-weight-asian="normal" style:font-weight-complex="normal"/>
    </style:style>
    <style:style style:name="P36" style:family="paragraph" style:parent-style-name="Standard">
      <style:text-properties fo:color="#000080" loext:opacity="100%" fo:font-size="16pt" style:text-underline-style="solid" style:text-underline-width="auto" style:text-underline-color="font-color" fo:font-weight="bold" officeooo:paragraph-rsid="0045c039" fo:background-color="#ff8000" style:font-size-asian="16pt" style:font-weight-asian="bold" style:font-size-complex="16pt" style:font-weight-complex="bold"/>
    </style:style>
    <style:style style:name="P37" style:family="paragraph" style:parent-style-name="Standard">
      <style:text-properties fo:color="#000080" loext:opacity="100%" fo:font-size="16pt" style:text-underline-style="solid" style:text-underline-width="auto" style:text-underline-color="font-color" fo:font-weight="bold" officeooo:rsid="004aac91" officeooo:paragraph-rsid="004aac91" fo:background-color="#ff8000" style:font-size-asian="16pt" style:font-weight-asian="bold" style:font-size-complex="16pt" style:font-weight-complex="bold"/>
    </style:style>
    <style:style style:name="P38" style:family="paragraph" style:parent-style-name="Standard">
      <style:text-properties fo:font-weight="bold" fo:background-color="#f6f9d4" style:font-weight-asian="bold" style:font-weight-complex="bold"/>
    </style:style>
    <style:style style:name="P39" style:family="paragraph" style:parent-style-name="Standard">
      <style:text-properties fo:font-weight="bold" officeooo:paragraph-rsid="0054c22c" fo:background-color="#f6f9d4" style:font-weight-asian="bold" style:font-weight-complex="bold"/>
    </style:style>
    <style:style style:name="P40" style:family="paragraph" style:parent-style-name="Standard">
      <style:text-properties fo:font-weight="bold" officeooo:rsid="0050ddc2" officeooo:paragraph-rsid="0050ddc2" fo:background-color="#f6f9d4" style:font-weight-asian="bold" style:font-weight-complex="bold"/>
    </style:style>
    <style:style style:name="P41" style:family="paragraph" style:parent-style-name="Standard">
      <style:text-properties fo:font-weight="bold" style:font-weight-asian="bold" style:font-weight-complex="bold"/>
    </style:style>
    <style:style style:name="P42" style:family="paragraph" style:parent-style-name="Standard">
      <style:text-properties fo:font-weight="bold" officeooo:paragraph-rsid="006bbadc" style:font-weight-asian="bold" style:font-weight-complex="bold"/>
    </style:style>
    <style:style style:name="P43" style:family="paragraph" style:parent-style-name="Standard">
      <style:text-properties fo:font-weight="bold" fo:background-color="#e8f2a1" style:font-weight-asian="bold" style:font-weight-complex="bold"/>
    </style:style>
    <style:style style:name="P44" style:family="paragraph" style:parent-style-name="Standard">
      <style:text-properties fo:font-weight="bold" officeooo:paragraph-rsid="00897336" fo:background-color="#e8f2a1" style:font-weight-asian="bold" style:font-weight-complex="bold"/>
    </style:style>
    <style:style style:name="P45" style:family="paragraph" style:parent-style-name="Standard">
      <style:text-properties officeooo:paragraph-rsid="004ee545"/>
    </style:style>
    <style:style style:name="P46" style:family="paragraph" style:parent-style-name="Standard">
      <style:text-properties officeooo:rsid="0050ddc2" officeooo:paragraph-rsid="0050ddc2"/>
    </style:style>
    <style:style style:name="P4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8" style:family="paragraph" style:parent-style-name="Standard">
      <style:text-properties officeooo:paragraph-rsid="0054c22c"/>
    </style:style>
    <style:style style:name="P49" style:family="paragraph" style:parent-style-name="Standard">
      <style:text-properties officeooo:rsid="005c5f34" officeooo:paragraph-rsid="005c5f34"/>
    </style:style>
    <style:style style:name="P50" style:family="paragraph" style:parent-style-name="Standard">
      <style:text-properties officeooo:rsid="005cdcc7" officeooo:paragraph-rsid="005cdcc7"/>
    </style:style>
    <style:style style:name="P51" style:family="paragraph" style:parent-style-name="Standard">
      <style:text-properties officeooo:rsid="005cdcc7" officeooo:paragraph-rsid="00607d18"/>
    </style:style>
    <style:style style:name="P52" style:family="paragraph" style:parent-style-name="Standard">
      <style:text-properties officeooo:rsid="00607d18" officeooo:paragraph-rsid="00607d18"/>
    </style:style>
    <style:style style:name="P53" style:family="paragraph" style:parent-style-name="Standard">
      <style:text-properties fo:color="#00a933" loext:opacity="100%" officeooo:paragraph-rsid="0064da78"/>
    </style:style>
    <style:style style:name="P54" style:family="paragraph" style:parent-style-name="Standard">
      <style:text-properties fo:color="#00a933" loext:opacity="100%" fo:font-weight="bold" officeooo:rsid="007a0dad" officeooo:paragraph-rsid="007a0dad" style:font-weight-asian="bold" style:font-weight-complex="bold"/>
    </style:style>
    <style:style style:name="P55" style:family="paragraph" style:parent-style-name="Standard">
      <style:text-properties fo:color="#00a933" loext:opacity="100%" fo:font-weight="bold" officeooo:rsid="007a0dad" officeooo:paragraph-rsid="007a0dad" fo:background-color="#e8f2a1" style:font-weight-asian="bold" style:font-weight-complex="bold"/>
    </style:style>
    <style:style style:name="P56" style:family="paragraph" style:parent-style-name="Standard">
      <style:text-properties officeooo:paragraph-rsid="0064592b"/>
    </style:style>
    <style:style style:name="P57" style:family="paragraph" style:parent-style-name="Standard">
      <style:text-properties officeooo:rsid="0064592b" officeooo:paragraph-rsid="0064592b"/>
    </style:style>
    <style:style style:name="P58" style:family="paragraph" style:parent-style-name="Standard">
      <style:text-properties officeooo:paragraph-rsid="00683a71"/>
    </style:style>
    <style:style style:name="P59" style:family="paragraph" style:parent-style-name="Standard">
      <style:text-properties fo:font-weight="normal" style:font-weight-asian="normal" style:font-weight-complex="normal"/>
    </style:style>
    <style:style style:name="P60" style:family="paragraph" style:parent-style-name="Standard">
      <style:text-properties fo:font-weight="normal" officeooo:paragraph-rsid="0069e5be" style:font-weight-asian="normal" style:font-weight-complex="normal"/>
    </style:style>
    <style:style style:name="P61" style:family="paragraph" style:parent-style-name="Standard">
      <style:text-properties fo:font-weight="normal" officeooo:rsid="0083e1b7" officeooo:paragraph-rsid="0083e1b7" style:font-weight-asian="normal" style:font-weight-complex="normal"/>
    </style:style>
    <style:style style:name="P62" style:family="paragraph" style:parent-style-name="Standard">
      <style:text-properties fo:font-weight="normal" officeooo:rsid="008989ff" officeooo:paragraph-rsid="008989ff" style:font-weight-asian="normal" style:font-weight-complex="normal"/>
    </style:style>
    <style:style style:name="P63" style:family="paragraph" style:parent-style-name="Standard">
      <style:text-properties officeooo:paragraph-rsid="006bbadc"/>
    </style:style>
    <style:style style:name="P64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6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6" style:family="paragraph" style:parent-style-name="Standard">
      <style:text-properties officeooo:paragraph-rsid="006ec36a"/>
    </style:style>
    <style:style style:name="P67" style:family="paragraph" style:parent-style-name="Standard">
      <style:text-properties fo:font-size="13pt" fo:font-weight="bold" officeooo:paragraph-rsid="008248ae" style:font-size-asian="13pt" style:font-weight-asian="bold" style:font-size-complex="13pt" style:font-weight-complex="bold"/>
    </style:style>
    <style:style style:name="P68" style:family="paragraph" style:parent-style-name="Standard">
      <style:text-properties fo:font-weight="normal" fo:background-color="#e8f2a1" style:font-weight-asian="normal" style:font-weight-complex="normal"/>
    </style:style>
    <style:style style:name="P69" style:family="paragraph" style:parent-style-name="Standard">
      <style:text-properties fo:font-weight="bold" style:font-weight-asian="bold" style:font-weight-complex="bold"/>
    </style:style>
    <style:style style:name="P7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var fontStack-monospace" fo:font-size="9.75pt" fo:background-color="transparent" loext:char-shading-value="0" loext:padding="0in" loext:border="none"/>
    </style:style>
    <style:style style:name="T2" style:family="text">
      <style:text-properties style:font-name="var fontStack-monospace" fo:font-size="9.75pt" fo:background-color="transparent" loext:char-shading-value="0" style:font-size-asian="10pt" style:font-size-complex="10pt" loext:padding="0in" loext:border="none"/>
    </style:style>
    <style:style style:name="T3" style:family="text">
      <style:text-properties style:font-name="var fontStack-monospace" fo:font-size="9.75pt" officeooo:rsid="00210a79" fo:background-color="transparent" loext:char-shading-value="0" style:font-size-asian="10pt" style:font-size-complex="10pt" loext:padding="0in" loext:border="none"/>
    </style:style>
    <style:style style:name="T4" style:family="text">
      <style:text-properties style:font-name="var fontStack-monospace" fo:font-size="9.75pt" officeooo:rsid="00210a79" fo:background-color="transparent" loext:char-shading-value="0" loext:padding="0in" loext:border="none"/>
    </style:style>
    <style:style style:name="T5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fo:background-color="transparent" loext:char-shading-value="0" loext:padding="0in" loext:border="none"/>
    </style:style>
    <style:style style:name="T6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fo:background-color="transparent" loext:char-shading-value="0" style:font-size-asian="10pt" style:font-size-complex="10pt" loext:padding="0in" loext:border="none"/>
    </style:style>
    <style:style style:name="T7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2391b8" fo:background-color="transparent" loext:char-shading-value="0" style:font-size-asian="10pt" style:font-size-complex="10pt" loext:padding="0in" loext:border="none"/>
    </style:style>
    <style:style style:name="T8" style:family="text">
      <style:text-properties fo:font-variant="normal" fo:text-transform="none" fo:color="#1f2328" loext:opacity="100%" style:font-name="var fontStack-monospace" fo:font-size="9.75pt" fo:letter-spacing="normal" fo:font-style="normal" fo:font-weight="bold" fo:background-color="transparent" loext:char-shading-value="0" style:font-weight-asian="bold" style:font-weight-complex="bold" loext:padding="0in" loext:border="none"/>
    </style:style>
    <style:style style:name="T9" style:family="text">
      <style:text-properties fo:font-variant="normal" fo:text-transform="none" fo:color="#1f2328" loext:opacity="100%" style:font-name="var fontStack-monospace" fo:font-size="14pt" fo:letter-spacing="normal" fo:font-style="normal" fo:background-color="transparent" loext:char-shading-value="0" style:font-size-asian="14pt" style:font-size-complex="14pt" loext:padding="0in" loext:border="none"/>
    </style:style>
    <style:style style:name="T10" style:family="text">
      <style:text-properties fo:font-variant="normal" fo:text-transform="none" fo:color="#1f2328" loext:opacity="100%" style:font-name="var fontStack-monospace" fo:font-size="14pt" fo:letter-spacing="normal" fo:font-style="normal" fo:font-weight="normal" fo:background-color="transparent" loext:char-shading-value="0" style:font-size-asian="14pt" style:font-weight-asian="normal" style:font-size-complex="14pt" style:font-weight-complex="normal" loext:padding="0in" loext:border="none"/>
    </style:style>
    <style:style style:name="T11" style:family="text">
      <style:text-properties officeooo:rsid="00360db2"/>
    </style:style>
    <style:style style:name="T12" style:family="text">
      <style:text-properties fo:font-weight="bold" officeooo:rsid="006ec36a" style:font-weight-asian="bold" style:font-weight-complex="bold"/>
    </style:style>
    <style:style style:name="T13" style:family="text">
      <style:text-properties fo:font-weight="bold" fo:background-color="#f6f9d4" loext:char-shading-value="0" style:font-weight-asian="bold" style:font-weight-complex="bold"/>
    </style:style>
    <style:style style:name="T14" style:family="text">
      <style:text-properties fo:color="#b2b2b2" loext:opacity="100%"/>
    </style:style>
    <style:style style:name="T15" style:family="text">
      <style:text-properties fo:color="#b2b2b2" loext:opacity="100%" officeooo:rsid="003c98ff"/>
    </style:style>
    <style:style style:name="T16" style:family="text">
      <style:text-properties officeooo:rsid="003c98ff"/>
    </style:style>
    <style:style style:name="T17" style:family="text">
      <style:text-properties officeooo:rsid="0047ab19"/>
    </style:style>
    <style:style style:name="T18" style:family="text">
      <style:text-properties officeooo:rsid="0047f322"/>
    </style:style>
    <style:style style:name="T19" style:family="text">
      <style:text-properties fo:background-color="#f6f9d4" loext:char-shading-value="0"/>
    </style:style>
    <style:style style:name="T20" style:family="text">
      <style:text-properties officeooo:rsid="00492b17"/>
    </style:style>
    <style:style style:name="T21" style:family="text">
      <style:text-properties officeooo:rsid="00498ea6"/>
    </style:style>
    <style:style style:name="T22" style:family="text">
      <style:text-properties officeooo:rsid="004d25e2"/>
    </style:style>
    <style:style style:name="T23" style:family="text">
      <style:text-properties officeooo:rsid="005250e6"/>
    </style:style>
    <style:style style:name="T24" style:family="text">
      <style:text-properties officeooo:rsid="005e83ba"/>
    </style:style>
    <style:style style:name="T25" style:family="text">
      <style:text-properties officeooo:rsid="005eaf39"/>
    </style:style>
    <style:style style:name="T26" style:family="text">
      <style:text-properties officeooo:rsid="00607d18"/>
    </style:style>
    <style:style style:name="T27" style:family="text">
      <style:text-properties officeooo:rsid="0060e13d"/>
    </style:style>
    <style:style style:name="T28" style:family="text">
      <style:text-properties officeooo:rsid="0064da78"/>
    </style:style>
    <style:style style:name="T29" style:family="text">
      <style:text-properties officeooo:rsid="0068d792"/>
    </style:style>
    <style:style style:name="T30" style:family="text">
      <style:text-properties fo:font-weight="normal" officeooo:rsid="006ec36a" style:font-weight-asian="normal" style:font-weight-complex="normal"/>
    </style:style>
    <style:style style:name="T31" style:family="text">
      <style:text-properties officeooo:rsid="006ec36a"/>
    </style:style>
    <style:style style:name="T32" style:family="text">
      <style:text-properties fo:color="#ff0000" loext:opacity="100%" fo:font-weight="bold" style:font-weight-asian="bold" style:font-weight-complex="bold"/>
    </style:style>
    <style:style style:name="T33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17">1. <text:s/></text:span>https://github.com/WasmEdge/WasmEdge/issues/3500</text:p>
      <text:p text:style-name="Standard"><text:span text:style-name="T17">2. <text:s/></text:span><text:a xlink:type="simple" xlink:href="https://github.com/Isaiah1810/Yolov5-for-Orange-Pi-5-Plus" text:style-name="Internet_20_link" text:visited-style-name="Visited_20_Internet_20_Link">https://github.com/Isaiah1810/Yolov5-for-Orange-Pi-5-Plus</text:a></text:p>
      <text:p text:style-name="Standard"/>
      <text:p text:style-name="Standard"><text:span text:style-name="T17">3. <text:s/></text:span>Настройка работы Frigate на Orange pi 5 используя NPU процессор Rockchip RK3588</text:p>
      <text:p text:style-name="Standard">https://psenyukov.ru/%D0%BD%D0%B0%D1%81%D1%82%D1%80%D0%BE%D0%B9%D0%BA%D0%B0-%D1%80%D0%B0%D0%B1%D0%BE%D1%82%D1%8B-frigate-%D0%BD%D0%B0-orange-pi-5-%D0%B8%D1%81%D0%BF%D0%BE%D0%BB%D1%8C%D0%B7%D1%83%D1%8F-npu-%D0%BF%D1%80/</text:p>
      <text:p text:style-name="Standard"/>
      <text:p text:style-name="Standard"><text:span text:style-name="T17">4. <text:s/></text:span>https://github.com/Qengineering/YoloV5-NPU</text:p>
      <text:p text:style-name="Standard"><text:span text:style-name="T18">5. <text:s/></text:span><text:span text:style-name="T19">https://github.com/Qengineering</text:span></text:p>
      <text:p text:style-name="Standard"><text:span text:style-name="T20">6. <text:s/></text:span><text:span text:style-name="T19">https://qengineering.eu/deep-learning-examples-on-raspberry-32-64-os.html</text:span></text:p>
      <text:p text:style-name="Standard"/>
      <text:p text:style-name="P38">https://github.com/airockchip</text:p>
      <text:p text:style-name="Standard"><text:span text:style-name="T22">7. <text:s/></text:span>https://github.com/airockchip/ultralytics_yolov8</text:p>
      <text:p text:style-name="Standard"/>
      <text:p text:style-name="Standard">https://github.com/airockchip/rknn-llm/tree/main</text:p>
      <text:p text:style-name="Standard">https://github.com/airockchip/rknn-toolkit2</text:p>
      <text:p text:style-name="Standard">https://github.com/conda-forge/miniforge?tab=readme-ov-file#download</text:p>
      <text:p text:style-name="Standard"/>
      <text:p text:style-name="Standard">https://github.com/orgs/rockchip-linux/repositories</text:p>
      <text:p text:style-name="P45">https://github.com/airockchip?tab=repositories</text:p>
      <text:p text:style-name="Standard"><text:a xlink:type="simple" xlink:href="https://habr.com/ru/articles/765862/" text:style-name="Internet_20_link" text:visited-style-name="Visited_20_Internet_20_Link"><text:span text:style-name="T13">https://habr.com/ru/articles/765862/</text:span></text:a><text:span text:style-name="T13"> <text:s text:c="4"/>!!!</text:span></text:p>
      <text:p text:style-name="Standard"/>
      <text:p text:style-name="Standard"/>
      <text:p text:style-name="Standard"/>
      <text:p text:style-name="Standard"/>
      <text:p text:style-name="P37">0. <text:s/>Orange Pi User Manual</text:p>
      <text:p text:style-name="Standard">sudo apt-get install python3 python3-dev python3-pip</text:p>
      <text:p text:style-name="Standard">sudo apt-get update</text:p>
      <text:p text:style-name="Standard">sudo apt-get install libxslt1-dev zlib1g-dev libglib2.0 libsm6 libgl1-mesa-glx libprotobuf-dev gcc</text:p>
      <text:p text:style-name="P24">Then enter the following command to download the 1.5.2 version of RKNN-Toolkit2</text:p>
      <text:p text:style-name="Standard">git clone https://github.com/rockchip-linux/rknn-toolkit2 -b v1.5.2</text:p>
      <text:p text:style-name="P46">либо </text:p>
      <text:p text:style-name="P40">git clone https://github.com/airockchip/rknn-toolkit2/tree/v1.5.2 -b v1.5.2</text:p>
      <text:p text:style-name="P46"/>
      <text:p text:style-name="P25">Then enter the following command to install the dependency package of the</text:p>
      <text:p text:style-name="P25">corresponding version of python3. This command will use the dependencies listed in the <text:span text:style-name="T23">file</text:span></text:p>
      <text:p text:style-name="P46"/>
      <text:p text:style-name="P46">pip3 install -r rknn-toolkit2/doc/requirements_cp310-1.5.2.txt -i https://mirror.baidu.com/pypi/simple</text:p>
      <text:p text:style-name="P38"><text:span text:style-name="T23">sudo </text:span>pip3 install rknn-toolkit2/packages/rknn_toolkit2-1.5.2+b642f30c-cp3<text:span text:style-name="T23">10</text:span>-cp3<text:span text:style-name="T23">10</text:span>-linux_x86_64.whl</text:p>
      <text:p text:style-name="Standard"/>
      <text:p text:style-name="Standard">cd rknn-toolkit2/examples/onnx/yolov5/</text:p>
      <text:p text:style-name="Standard">python3 test.py</text:p>
      <text:p text:style-name="P24">After the test.py script is successfully run, you will see the following print information,</text:p>
      <text:p text:style-name="P24">indicating that the model successfully detected four people and a bus in the bus.jpg</text:p>
      <text:p text:style-name="P24">picture.</text:p>
      <text:p text:style-name="Standard"/>
      <text:p text:style-name="P64">- Using the NPU running model of the development board on Ubuntu PC</text:p>
      <text:p text:style-name="P47"/>
      <text:p text:style-name="P32">RKNN-Toolkit2 provides users with a Python interface for using the NPU</text:p>
      <text:p text:style-name="P32">of the development board for inference through adb. It allows users to use t</text:p>
      <text:p text:style-name="P32">he NPU of the development board on the Ubuntu PC to run the model for i</text:p>
      <text:p text:style-name="P32">nference.</text:p>
      <text:p text:style-name="P32"><text:soft-page-break/>In this way, the Ubuntu PC side can use the machine learning library pr</text:p>
      <text:p text:style-name="P32">ovided by Python to optimize and adjust the model based on the actual effect</text:p>
      <text:p text:style-name="P32">when the model is run on the NPU of the development board.</text:p>
      <text:p text:style-name="Standard"/>
      <text:p text:style-name="P48">librknnrt.so is a board-side runtime library. rknn_server is a background proxy service running on the development board. </text:p>
      <text:p text:style-name="P48">It is used to receive the protocol transmitted from the PC through USB, then execute the corresponding interface in the board-side runtime library, </text:p>
      <text:p text:style-name="P48">and return the results to the PC.</text:p>
      <text:p text:style-name="P48"/>
      <text:p text:style-name="P39">git clone https://github.com/rockchip-linux/rknpu2 -b v1.5.2</text:p>
      <text:p text:style-name="Standard"/>
      <text:p text:style-name="Standard">adb push rknpu2/runtime/RK3588/Linux/rknn_server/aarch64/usr/bin/* /usr/bin</text:p>
      <text:p text:style-name="P49">или <text:s/>mc <text:s/>ssh</text:p>
      <text:p text:style-name="P49">ssh user@192.168.1.xx</text:p>
      <text:p text:style-name="P50">(3 файла скопировать на Orange)</text:p>
      <text:p text:style-name="Standard">adb push rknpu2/runtime/RK3588/Linux/librknn_api/aarch64/librknnrt.so /usr/lib</text:p>
      <text:p text:style-name="P51">(<text:span text:style-name="T26">1 </text:span>файл скопировать на Orange)</text:p>
      <text:p text:style-name="Standard"/>
      <text:p text:style-name="P52">На OrangePi5:</text:p>
      <text:p text:style-name="Standard"><text:span text:style-name="T24">r</text:span>oot@orangepi5:/# restart_rknn.sh</text:p>
      <text:p text:style-name="Standard">root@orangepi5:/# pgrep rknn_server <text:s text:c="3"/><text:span text:style-name="T25">(проверка)</text:span></text:p>
      <text:p text:style-name="Standard"/>
      <text:p text:style-name="P41">cd rknn-toolkit2/examples/onnx/yolov5/</text:p>
      <text:p text:style-name="Standard">Use editor to modify the test.py file</text:p>
      <text:p text:style-name="Standard"><text:span text:style-name="T27">nano</text:span> test.py</text:p>
      <text:p text:style-name="Standard"/>
      <text:p text:style-name="Standard">In the test.py file, we need to modify the following content:</text:p>
      <text:p text:style-name="P56">a. </text:p>
      <text:p text:style-name="P56">In the preprocessing configuration, change the target platform to rk3588, so that after model conversion, you will get an </text:p>
      <text:p text:style-name="P56">RKNN model suitable for the NPU of the RK3588S development board.</text:p>
      <text:p text:style-name="Standard"/>
      <text:p text:style-name="Standard">b.</text:p>
      <text:p text:style-name="P56">In the initialization running environment, add a description of the target platform and device ID. The target platform is </text:p>
      <text:p text:style-name="P56">rk3588, and the device ID is the device ID of the development board obtained through adb. The operation of running the</text:p>
      <text:p text:style-name="Standard">model for inference will be on the RK3588S development board. Performed on NPU</text:p>
      <text:p text:style-name="P57"/>
      <text:p text:style-name="P30">Пока не работает adb (на Orange нет adbd)</text:p>
      <text:p text:style-name="P53">rknn.config(mean_values=[[0, 0, 0]], std_values=[[255, 255, 255]], target_platform='rk3588' , <text:span text:style-name="T28">device_id=’xxxxxxxxxxxxxxxx’</text:span>)</text:p>
      <text:p text:style-name="Standard"/>
      <text:p text:style-name="P64">- Call the C interface to deploy the RKNN model and run it on the development board</text:p>
      <text:p text:style-name="P64"/>
      <text:p text:style-name="P33">RKNPU2 provides a C programming interface for chip platforms with Rockchip NPU, which can help users deploy </text:p>
      <text:p text:style-name="P33">RKNN models exported using RKNN-Toolkit2 and accelerate the implementation of AI applications. In the example folder </text:p>
      <text:p text:style-name="P33">of RKNPU2, examples of deploying RKNN models with different functions to the development board <text:s/>are provided. </text:p>
      <text:p text:style-name="P33">We take deploying the RKNN model with yolov5 function to the RK3588 Debian 11 platform as an example to illustrate.</text:p>
      <text:p text:style-name="P47"/>
      <text:p text:style-name="P47">Download cross-compilation tools</text:p>
      <text:p text:style-name="P58">Since the development board runs a Linux system, it needs to be compiled using the gcc cross compiler. </text:p>
      <text:p text:style-name="P58">It is recommended to use gcc-9.3.0-x86_64_arrch64-linux-gnu this version of gcc</text:p>
      <text:p text:style-name="Standard">Enter the following command to download this version of gcc. </text:p>
      <text:p text:style-name="P41">git clone https://github.com/airockchip/gcc-buildroot-9.3.0-2020.03-x86_64_aarch64-rockchip-linux-gnu</text:p>
      <text:p text:style-name="Standard"/>
      <text:p text:style-name="Standard">Modify the compilation tool path in the script</text:p>
      <text:p text:style-name="Standard"><text:soft-page-break/>1) Switch to the rknpu2/examples/rknn_yolov5_demo directory</text:p>
      <text:p text:style-name="P41">cd ~/rknpu2/examples/rknn_yolov5_demo</text:p>
      <text:p text:style-name="Standard">2) Use editor to modify the content in the build-linux_RK3588.sh file</text:p>
      <text:p text:style-name="P41"><text:span text:style-name="T29">nano</text:span> build-linux_RK3588.sh</text:p>
      <text:p text:style-name="P41"/>
      <text:p text:style-name="P59">3) In the build-linux_RK3588.sh file, we need to change the value of the variable TOOL_CHAIN to the path of the</text:p>
      <text:p text:style-name="P59">gcc-buildroot-9.3.0-2020.03-x86_64_aarch64-rockchip-linux-gnu folder. In this way,</text:p>
      <text:p text:style-name="P59">when running the build-android_RK3588.sh script, the cross-compilation tool in the</text:p>
      <text:p text:style-name="P59">gcc-buildroot-9.3.0-2020.03-x86_64_aarch64-rockchip-linux-gnu folder will be used for compilation</text:p>
      <text:p text:style-name="P41">export TOOL_CHAIN=~/gcc-buildroot-9.3.0-2020.03-x86_64_aarch64-rockchip-linux-gnu</text:p>
      <text:p text:style-name="P41"/>
      <text:p text:style-name="P41">Compile rknn_yolov5_demo </text:p>
      <text:p text:style-name="P60">1) Run build-linux_RK3588.sh. This script generates a program through cross-compilation that is suitable for the</text:p>
      <text:p text:style-name="P60">RK3588 development board and can run the RKNN model on it for inference.</text:p>
      <text:p text:style-name="P41">./build-linux_RK3588.sh</text:p>
      <text:p text:style-name="P41"/>
      <text:p text:style-name="P63">2) After running build-linux_RK3588.sh, there will be an additional folder named install in the current directory.</text:p>
      <text:p text:style-name="P63">The rknn_yoov5_demo_Linux folder under this folder contains the program generated by cross-compilation and its related files.</text:p>
      <text:p text:style-name="P63">ls <text:s/>install/rknn_yolov5_demo_Linux</text:p>
      <text:p text:style-name="P63"/>
      <text:p text:style-name="P42">Deploy rknn_yolov5_demo to the development board</text:p>
      <text:p text:style-name="P66"><text:span text:style-name="T31">Скопировать папку </text:span><text:span text:style-name="T12">install/rknn_yolov5_demo_Linux <text:s/></text:span><text:span text:style-name="T30">на Orange </text:span><text:span text:style-name="T12">/data/rknn_yolov5_demo_Linux</text:span></text:p>
      <text:p text:style-name="Standard"/>
      <text:p text:style-name="P41">Run rknn_yolov5_demo on the development board</text:p>
      <text:p text:style-name="P59">root@orangepi5:# cd /data/rknn_yolov5_demo_Linux/</text:p>
      <text:p text:style-name="P34">Then run the rknn_yolov5_demo program to perform inference. In the following</text:p>
      <text:p text:style-name="P34">command, the program uses the yolov5s-640-640.rknn model to perform inference on the</text:p>
      <text:p text:style-name="P34">bus.jpg image. The entire running process will be completed on the development board.</text:p>
      <text:p text:style-name="P43">./rknn_yolov5_demo <text:s/>./model/RK3588/yolov5s-640-640.rknn <text:s/>./model/bus.jpg</text:p>
      <text:p text:style-name="P26">After the operation is completed, the inference result <text:span text:style-name="T32">out.jpg</text:span> image is saved in the</text:p>
      <text:p text:style-name="P26">current directory.</text:p>
      <text:p text:style-name="P26">The out.jpg picture shows the object categories and confidence rates detected in the</text:p>
      <text:p text:style-name="P26">bus.jpg picture using the yolov5s-640-640.rknn model.</text:p>
      <text:p text:style-name="P55">РАБОТАЕТ !!!</text:p>
      <text:p text:style-name="P54"/>
      <text:p text:style-name="P65">- RK3588 How to use Baidu Feipian</text:p>
      <text:p text:style-name="P35">Using Baidu Feipian on the rk3588 development board includes converting the pdmodel model to the rknn model </text:p>
      <text:p text:style-name="P35">on the PC side and deploying the rknn model using the FastDeploy deployment tool developed by Baidu Feipian </text:p>
      <text:p text:style-name="P35">on the board side. The following content is implemented in the environment where the PC system is</text:p>
      <text:p text:style-name="P34">Ubuntu22.04 and the board system is Debian 11. </text:p>
      <text:p text:style-name="P41">Install Anaconda3 on PC</text:p>
      <text:p text:style-name="P59">https://mirrors.tuna.tsinghua.edu.cn/anaconda/archive/Anaconda3-2023.07-1-Linux-x86_64.sh</text:p>
      <text:p text:style-name="P59">sh Anaconda3-2023.07-1-Linux-x86_64.sh</text:p>
      <text:p text:style-name="P59"/>
      <text:p text:style-name="P67">Install RKNN-Toolkit2 on PC</text:p>
      <text:p text:style-name="P68">export PATH="/home/user/anaconda3/bin:$PATH"</text:p>
      <text:p text:style-name="P59">conda create -n fastdeploy python=3.8</text:p>
      <text:p text:style-name="P61">открыть новый терминал</text:p>
      <text:p text:style-name="P59">(base) user@userevgeny:~$ conda activate fastdeploy</text:p>
      <text:p text:style-name="P59">(fastdeploy) user@userevgeny:~$ sudo apt-get install python3-dev python3-pip</text:p>
      <text:p text:style-name="P59">(fastdeploy) user@userevgeny:~$ sudo apt-get install libxslt1-dev zlib1g-dev libglib2.0 libsm6 libgl1-mesa-glx libprotobuf-dev gcc</text:p>
      <text:p text:style-name="P59">(fastdeploy) user@userevgeny:~$ pip install numpy==1.16.6</text:p>
      <text:p text:style-name="P59"><text:soft-page-break/>git clone https://github.com/rockchip-linux/rknn-toolkit2</text:p>
      <text:p text:style-name="P44">(fastdeploy)user@userevgeny:~$ pip install rknn-toolkit2/rknn-toolkit2/packages/rknn_toolkit2-1.6.0+81f21f4d-cp38-cp38-linux_x86_64.whl</text:p>
      <text:p text:style-name="P62">Долгая установка</text:p>
      <text:p text:style-name="P59"/>
      <text:p text:style-name="P41"><text:span text:style-name="T33">Install Paddle2ONNX on PC</text:span></text:p>
      <text:p text:style-name="Standard">(fastdeploy) user@userevgeny:~$ pip install paddle2onnx</text:p>
      <text:p text:style-name="Standard"/>
      <text:p text:style-name="P65">Install Anaconda3 on the board sid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<text:span text:style-name="T21">1. <text:s/></text:span><text:a xlink:type="simple" xlink:href="https://github.com/WasmEdge/WasmEdge/issues/3500" text:style-name="Internet_20_link" text:visited-style-name="Visited_20_Internet_20_Link">https://github.com/WasmEdge/WasmEdge/issues/3500</text:a></text:p>
      <text:p text:style-name="P31">A Orange Pi 5 Plus with 0.9.6+ NPU driver.</text:p>
      <text:p text:style-name="P20">sudo cat /sys/kernel/debug/rknpu/version <text:s text:c="2"/></text:p>
      <text:p text:style-name="P23">RKNPU driver: v0.9.2</text:p>
      <text:p text:style-name="P18">A x86-64 machine to run the Rockchip toolchain and cross compile the executor to ARM.</text:p>
      <text:p text:style-name="P21">Install Rockchip toolchain – rknn-llm</text:p>
      <text:p text:style-name="P20"><text:a xlink:type="simple" xlink:href="https://github.com/airockchip/rknn-llm/tree/main/doc" text:style-name="Internet_20_link" text:visited-style-name="Visited_20_Internet_20_Link">https://github.com/airockchip/rknn-llm/tree/main/doc</text:a></text:p>
      <text:p text:style-name="P23">## Run on x86-64 machine</text:p>
      <text:p text:style-name="P20">git clone <text:a xlink:type="simple" xlink:href="https://github.com/airockchip/rknn-llm.git" text:style-name="Internet_20_link" text:visited-style-name="Visited_20_Internet_20_Link">https://github.com/airockchip/rknn-llm.git</text:a></text:p>
      <text:p text:style-name="P23">## install Miniforge3</text:p>
      <text:p text:style-name="P19"><text:span text:style-name="Source_20_Text"><text:span text:style-name="T9">wget "https://github.com/conda-forge/miniforge/releases/latest/download/Miniforge3-$(uname)-$(uname -m).sh"</text:span></text:span></text:p>
      <text:p text:style-name="P5"><text:span text:style-name="Source_20_Text"><text:span text:style-name="T10">bash Miniforge3-$(uname)-$(uname -m).sh</text:span></text:span></text:p>
      <text:p text:style-name="P20"><text:span text:style-name="T14">## Setup python 3.</text:span><text:span text:style-name="T15">10</text:span></text:p>
      <text:p text:style-name="P20">source ~/miniforge3/bin/activate</text:p>
      <text:p text:style-name="P20">conda create -n RKLLM-Toolkit python=3.<text:span text:style-name="T16">10</text:span></text:p>
      <text:p text:style-name="P20">conda activate RKLLM-Toolkit</text:p>
      <text:p text:style-name="P23">## install tool</text:p>
      <text:p text:style-name="P20">pip3 install ./rknn-llm/rkllm-toolkit/packages/rkllm_toolkit-1.0.1-cp38-cp38-linux_x86_64.whl </text:p>
      <text:p text:style-name="P27">Ошибка</text:p>
      <text:p text:style-name="Standard"/>
      <text:p text:style-name="Standard"/>
      <text:p text:style-name="P36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ip install ultralytics</text:p>
      <text:p text:style-name="Standard"/>
      <text:p text:style-name="P10">RKNPU2 is only supported for Linux Kernel version 5.10. It will not work for version 6</text:p>
      <text:p text:style-name="P7"/>
      <text:p text:style-name="P13">NPU <text:s/></text:p>
      <text:p text:style-name="P14">sudo watch -n 1 cat /sys/kernel/debug/rknpu/load</text:p>
      <text:p text:style-name="P7"/>
      <text:p text:style-name="P14">sudo cat /sys/kernel/debug/rknpu/version</text:p>
      <text:p text:style-name="P7"/>
      <text:p text:style-name="P7"/>
      <text:p text:style-name="P15">Installation via <text:span text:style-name="T11">Docker</text:span></text:p>
      <text:p text:style-name="P17"># Create docker group</text:p>
      <text:p text:style-name="P10">sudo groupadd docker</text:p>
      <text:p text:style-name="P17"># Add the current user to the docker group</text:p>
      <text:p text:style-name="P10">sudo usermod -aG docker $USER</text:p>
      <text:p text:style-name="P17"># Update and activate the docker group</text:p>
      <text:p text:style-name="P10">newgrp docker</text:p>
      <text:p text:style-name="P10">sudo apt <text:s/>install docker.io</text:p>
      <text:p text:style-name="P17"># Verify that sudo is not needed to execute docker commands</text:p>
      <text:p text:style-name="P10">docker run hello-world</text:p>
      <text:p text:style-name="P7"/>
      <text:p text:style-name="P11">cd /home/user/rknn-toolkit2/rknn-toolkit2/docker/docker_file/ubuntu_20_04_cp38</text:p>
      <text:p text:style-name="P11">docker build -f Dockerfile_ubuntu_20_04_for_cp38 -t rknn-toolkit2:x.x.x-cpxx .</text:p>
      <text:p text:style-name="P16">Errors </text:p>
      <text:p text:style-name="P7"/>
      <text:p text:style-name="P7"/>
      <text:p text:style-name="P7"/>
      <text:p text:style-name="P14">Installation via Pip</text:p>
      <text:p text:style-name="P14"/>
      <text:p text:style-name="P14">Install Python Environment</text:p>
      <text:p text:style-name="P7">sudo apt-get update</text:p>
      <text:p text:style-name="P7">sudo apt-get install python3 python3-dev python3-pip</text:p>
      <text:p text:style-name="P7">sudo apt-get install libxslt1-dev zlib1g zlib1g-dev libglib2.0-0 libsm6 libgl1-mesa-glx libprotobuf-dev gcc</text:p>
      <text:p text:style-name="P7"/>
      <text:p text:style-name="P14">Install Conda Tool</text:p>
      <text:p text:style-name="P12">wget -c https://mirrors.bfsu.edu.cn/anaconda/miniconda/Miniconda3-latest-Linux-x86_64.sh</text:p>
      <text:p text:style-name="P7">chmod 777 Miniconda3-latest-Linux-x86_64.sh</text:p>
      <text:p text:style-name="P7">bash Miniconda3-latest-Linux-x86_64.sh</text:p>
      <text:p text:style-name="P7">conda -V</text:p>
      <text:p text:style-name="P7"/>
      <text:p text:style-name="P7"/>
      <text:p text:style-name="P6"><text:span text:style-name="Source_20_Text"><text:span text:style-name="T1">git clone https://github.com/rockchip-linux/rknn-toolkit2.git</text:span></text:span></text:p>
      <text:p text:style-name="P3"><text:span text:style-name="Source_20_Text"><text:span text:style-name="T5">cd rknn-toolkit2</text:span></text:span></text:p>
      <text:p text:style-name="P7"><text:soft-page-break/></text:p>
      <text:p text:style-name="P6"><text:span text:style-name="Source_20_Text"><text:span text:style-name="T1">dmesg | grep -i rknpu</text:span></text:span></text:p>
      <text:p text:style-name="P7"/>
      <text:p text:style-name="P7"><text:span text:style-name="Source_20_Text"><text:span text:style-name="T2">cd </text:span></text:span><text:span text:style-name="Source_20_Text"><text:span text:style-name="T3">~</text:span></text:span><text:span text:style-name="Source_20_Text"><text:span text:style-name="T2">/rknn-toolkit2/rknpu2/runtime/Linux/librknn_api/aarch64</text:span></text:span></text:p>
      <text:p text:style-name="P7"><text:span text:style-name="Source_20_Text"><text:span text:style-name="T2">sudo cp librknnrt.so <text:s/>/usr/lib</text:span></text:span></text:p>
      <text:p text:style-name="P7"/>
      <text:p text:style-name="P6"><text:span text:style-name="Source_20_Text"><text:span text:style-name="T1">cd </text:span></text:span><text:span text:style-name="Source_20_Text"><text:span text:style-name="T4">~/</text:span></text:span><text:span text:style-name="Source_20_Text"><text:span text:style-name="T1">rknn-toolkit2/rknpu2/runtime/Linux/rknn_server/aarch64/usr/bin/</text:span></text:span></text:p>
      <text:p text:style-name="P6"><text:span text:style-name="Source_20_Text"><text:span text:style-name="T1">sudo cp rknn_server /usr/bin</text:span></text:span></text:p>
      <text:p text:style-name="P8"><text:span text:style-name="Source_20_Text"><text:span text:style-name="T1">sudo cp start_rknn.sh /usr/bin</text:span></text:span></text:p>
      <text:p text:style-name="P8"><text:span text:style-name="Source_20_Text"><text:span text:style-name="T1">sudo cp restart_rknn.sh /usr/bin</text:span></text:span></text:p>
      <text:p text:style-name="P8"><text:span text:style-name="Source_20_Text"><text:span text:style-name="T1"/></text:span></text:p>
      <text:p text:style-name="P9"><text:span text:style-name="Source_20_Text"><text:span text:style-name="T2">Next, install the rknn_toolbox2_lite package and api</text:span></text:span></text:p>
      <text:p text:style-name="P1"><text:span text:style-name="Source_20_Text"><text:span text:style-name="T6">cd </text:span></text:span><text:span text:style-name="Source_20_Text"><text:span text:style-name="T7">~/</text:span></text:span><text:span text:style-name="Source_20_Text"><text:span text:style-name="T6">rknn-toolkit2/rknn_toolkit_lite2/packages</text:span></text:span></text:p>
      <text:p text:style-name="P2"/>
      <text:p text:style-name="P2"><text:span text:style-name="Source_20_Text"><text:span text:style-name="T5">#Install api, where x is your current python version</text:span></text:span></text:p>
      <text:p text:style-name="P4"><text:span text:style-name="Source_20_Text"><text:span text:style-name="T8">pip install rknn_toolkit_lite2-1.6.0-cp310-cp310-linux_aarch64.whl</text:span></text:span></text:p>
      <text:p text:style-name="P8"><text:span text:style-name="Source_20_Text"><text:span text:style-name="T1"/></text:span></text:p>
      <text:p text:style-name="Standard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8-12T18:31:57.741266149</dc:date>
    <meta:editing-duration>PT15H38M5S</meta:editing-duration>
    <meta:editing-cycles>85</meta:editing-cycles>
    <meta:generator>LibreOffice/7.3.7.2$Linux_X86_64 LibreOffice_project/30$Build-2</meta:generator>
    <meta:document-statistic meta:table-count="0" meta:image-count="0" meta:object-count="0" meta:page-count="6" meta:paragraph-count="188" meta:word-count="1213" meta:character-count="10659" meta:non-whitespace-character-count="9586"/>
  </office:meta>
</office:document-meta>
</file>